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1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7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Verdana" style:font-family-generic="swiss" style:font-pitch="variable" fo:font-size="12pt" fo:font-weight="normal" style:font-family-asian="CourierNewPS-BoldMT" style:font-family-generic-asian="modern" style:font-size-asian="12pt" style:font-weight-asian="normal" style:font-family-complex="CourierNewPS-BoldMT" style:font-family-generic-complex="modern" style:font-size-complex="12pt" style:font-weight-complex="normal"/>
    </style:style>
    <style:style style:name="T4" style:family="text">
      <style:text-properties fo:font-family="Verdana" style:font-family-generic="swiss" style:font-pitch="variable" fo:font-size="12pt" fo:font-weight="normal" style:font-family-asian="CourierNewPSMT" style:font-family-generic-asian="modern" style:font-pitch-asian="fixed" style:font-size-asian="12pt" style:font-weight-asian="normal" style:font-family-complex="CourierNewPSMT" style:font-family-generic-complex="modern" style:font-pitch-complex="fixed" style:font-size-complex="12pt" style:font-weight-complex="normal"/>
    </style:style>
    <style:style style:name="T5" style:family="text">
      <style:text-properties fo:font-family="Verdana" style:font-family-generic="swiss" style:font-pitch="variable" fo:font-size="12pt" fo:font-style="italic" fo:font-weight="normal" style:font-family-asian="CourierNewPS-BoldMT" style:font-family-generic-asian="modern" style:font-size-asian="12pt" style:font-style-asian="italic" style:font-weight-asian="normal" style:font-family-complex="CourierNewPS-BoldMT" style:font-family-generic-complex="modern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6cm" svg:height="1.6cm" svg:x="8.6cm" svg:y="1.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8.6cm" svg:y="3.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1.6cm" svg:x="8.6cm" svg:y="6.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3.2cm" svg:x2="9.4cm" svg:y2="3.9cm">
          <text:p/>
        </draw:line>
        <draw:line draw:style-name="gr2" draw:text-style-name="P1" draw:layer="layout" svg:x1="9.4cm" svg:y1="5.5cm" svg:x2="9.4cm" svg:y2="6.3cm">
          <text:p/>
        </draw:line>
        <draw:custom-shape draw:style-name="gr1" draw:text-style-name="P1" draw:layer="layout" svg:width="1.6cm" svg:height="1.6cm" svg:x="8.6cm" svg:y="8.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7.9cm" svg:x2="9.4cm" svg:y2="8.6cm">
          <text:p/>
        </draw:line>
        <draw:custom-shape draw:style-name="gr1" draw:text-style-name="P1" draw:layer="layout" svg:width="1.6cm" svg:height="1.6cm" svg:x="8.6cm" svg:y="24.4cm">
          <text:p text:style-name="P1">18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1.864cm" svg:height="14.179cm" draw:transform="skewX (0.693244778892147) rotate (-0.618195621056392) translate (10.2000012960469cm 7.39999965611729cm)" svg:viewBox="0 0 21865 14180" svg:d="m0 0c14350-4 21865 14180 21865 14180">
          <text:p/>
        </draw:path>
        <draw:custom-shape draw:style-name="gr1" draw:text-style-name="P1" draw:layer="layout" svg:width="1.6cm" svg:height="1.6cm" svg:x="8.6cm" svg:y="8.6cm">
          <text:p text:style-name="P1">9,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526cm" svg:height="0.962cm" svg:x="10.4cm" svg:y="2cm">
          <draw:text-box>
            <text:p>START</text:p>
          </draw:text-box>
        </draw:frame>
        <draw:custom-shape draw:style-name="gr1" draw:text-style-name="P1" draw:layer="layout" svg:width="1.6cm" svg:height="1.6cm" svg:x="8.6cm" svg:y="10.8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10.2cm" svg:x2="9.4cm" svg:y2="10.8cm">
          <text:p/>
        </draw:line>
        <draw:custom-shape draw:style-name="gr1" draw:text-style-name="P1" draw:layer="layout" svg:width="1.6cm" svg:height="1.6cm" svg:x="8.6cm" svg:y="12.9cm">
          <text:p text:style-name="P1">12,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243cm" svg:height="2.972cm" draw:transform="rotate (-2.31273579181769) translate (10.7916951330845cm 11.20902240023cm)" svg:viewBox="0 0 3244 2973" svg:d="m0 2973c3256 0 3244-2973 3244-2973">
          <text:p/>
        </draw:path>
        <draw:path draw:style-name="gr3" draw:text-style-name="P1" draw:layer="layout" svg:width="3.39cm" svg:height="3.107cm" draw:transform="rotate (2.31273579181769) translate (8.59999999987373cm 11.6000000001158cm)" svg:viewBox="0 0 3391 3108" svg:d="m0 0c3256 0 3379 2826 3379 2826l12 282">
          <text:p/>
        </draw:path>
        <draw:custom-shape draw:style-name="gr1" draw:text-style-name="P1" draw:layer="layout" svg:width="1.6cm" svg:height="1.6cm" svg:x="8.6cm" svg:y="15.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4cm" svg:y1="14.5cm" svg:x2="9.4cm" svg:y2="15.3cm">
          <text:p/>
        </draw:line>
        <draw:custom-shape draw:style-name="gr1" draw:text-style-name="P1" draw:layer="layout" svg:width="1.6cm" svg:height="1.6cm" svg:x="8.6cm" svg:y="17.6cm">
          <text:p text:style-name="P1">15,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9.622cm" svg:height="4.173cm" draw:transform="skewX (1.10147729093362) rotate (2.81940487367164) translate (10.2cm 18.4cm)" svg:viewBox="0 0 9623 4174" svg:d="m9623 4174c-7583 3-9623-4174-9623-4174">
          <text:p/>
        </draw:path>
        <draw:frame draw:style-name="gr4" draw:layer="layout" svg:width="1.84cm" svg:height="0.962cm" svg:x="10.266cm" svg:y="24.8cm">
          <draw:text-box>
            <text:p>END</text:p>
          </draw:text-box>
        </draw:frame>
        <draw:path draw:style-name="gr3" draw:text-style-name="P1" draw:layer="layout" svg:width="8.099cm" svg:height="2.611cm" draw:transform="rotate (1.5707963267949) translate (9.8cm 16cm)" svg:viewBox="0 0 8100 2612" svg:d="m0 400c2800 5200 8100-400 8100-400">
          <text:p/>
        </draw:path>
        <draw:path draw:style-name="gr3" draw:text-style-name="P1" draw:layer="layout" svg:width="8.247cm" svg:height="7.544cm" draw:transform="skewX (0.0568977336150151) rotate (2.32425496488085) translate (8.58623063683305cm 18.4cm)" svg:viewBox="0 0 8248 7545" svg:d="m0 0c9687 1 8160 7545 8160 7545">
          <text:p/>
        </draw:path>
        <draw:frame draw:style-name="gr5" draw:layer="layout" svg:width="1.2cm" svg:height="0.962cm" svg:x="1.6cm" svg:y="1.4cm">
          <draw:text-box>
            <text:p>1.</text:p>
          </draw:text-box>
        </draw:frame>
        <draw:frame draw:style-name="gr6" draw:layer="layout" svg:width="7.2cm" svg:height="4.163cm" svg:x="0.6cm" svg:y="23.237cm">
          <draw:text-box>
            <text:p>2.</text:p>
            <text:p>V=9 <text:s/>E=11</text:p>
            <text:p/>
            <text:p>Zyklomatische Zahl</text:p>
            <text:p>= 11-9+2 = <text:span text:style-name="T1">4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8" draw:text-style-name="P3" draw:layer="layout" svg:width="19.4cm" svg:height="17cm" svg:x="1.6cm" svg:y="1.4cm">
          <draw:text-box>
            <text:p><text:span text:style-name="T2">3.</text:span></text:p>
            <text:p text:style-name="P2"><text:span text:style-name="T3">1. public static final int NOTFOUND = -1;</text:span></text:p>
            <text:p text:style-name="P2"><text:span text:style-name="T4">2. // Binaere Suche auf Array a.</text:span></text:p>
            <text:p text:style-name="P2"><text:span text:style-name="T4">3. // Annahme: a ist sortiert</text:span></text:p>
            <text:p text:style-name="P2"><text:span text:style-name="T4">4. // Ergebnis: NOTFOUND, wenn k nicht in A enthalten ist.</text:span></text:p>
            <text:p text:style-name="P2"><text:span text:style-name="T4">5. // Ergebnis: i falls a[i] gleich k ist.</text:span></text:p>
            <text:p text:style-name="P2"><text:span text:style-name="T3">6. public static int binSearch(int[] a, int k) { <text:s text:c="2"/>// d(a), d(k)</text:span></text:p>
            <text:p text:style-name="P2"><text:span text:style-name="T3"><text:s text:c="15"/></text:span></text:p>
            <text:p text:style-name="P2"><text:span text:style-name="T3">7. int ug = 0, og = a.length-1, m, pos = NOTFOUND;</text:span></text:p>
            <text:p text:style-name="P2"><text:span text:style-name="T5"><text:s/></text:span><text:span text:style-name="T5">// d(ug), d(og), u(m), d(pos), r(a)</text:span></text:p>
            <text:p text:style-name="P2"><text:span text:style-name="T3">8. while (ug &lt;= og &amp;&amp; pos == NOTFOUND) {</text:span><text:span text:style-name="T5"> // r(ug), r(og), r(pos)</text:span></text:p>
            <text:p text:style-name="P2"><text:span text:style-name="T3">9. </text:span><text:span text:style-name="T3"><text:tab/></text:span><text:span text:style-name="T3">m = (ug + og) / 2; </text:span><text:span text:style-name="T3"><text:tab/></text:span><text:span text:style-name="T3"><text:tab/></text:span><text:span text:style-name="T5">// r(ug), r(og), d(m)</text:span></text:p>
            <text:p text:style-name="P2"><text:span text:style-name="T3">10. </text:span><text:span text:style-name="T3"><text:tab/></text:span><text:span text:style-name="T3">if (a[m] == k) </text:span><text:span text:style-name="T3"><text:tab/></text:span><text:span text:style-name="T3"><text:tab/></text:span><text:span text:style-name="T3">//</text:span><text:span text:style-name="T5"> r(a,m), r(k)</text:span></text:p>
            <text:p text:style-name="P2"><text:span text:style-name="T3">11. </text:span><text:span text:style-name="T3"><text:tab/></text:span><text:span text:style-name="T3"><text:tab/></text:span><text:span text:style-name="T3">pos = m; </text:span><text:span text:style-name="T3"><text:tab/></text:span><text:span text:style-name="T3"><text:tab/></text:span><text:span text:style-name="T3"><text:tab/></text:span><text:span text:style-name="T3">//</text:span><text:span text:style-name="T5"> r(m), d(pos) </text:span></text:p>
            <text:p text:style-name="P2"><text:span text:style-name="T3">12. </text:span><text:span text:style-name="T3"><text:tab/></text:span><text:span text:style-name="T3">else</text:span></text:p>
            <text:p text:style-name="P2"><text:span text:style-name="T3">13. </text:span><text:span text:style-name="T3"><text:tab/></text:span><text:span text:style-name="T3"><text:tab/></text:span><text:span text:style-name="T3">if (a[m] &lt; k)</text:span><text:span text:style-name="T3"><text:tab/></text:span><text:span text:style-name="T3"><text:tab/></text:span><text:span text:style-name="T3"><text:tab/></text:span><text:span text:style-name="T3">//r(a,m), r(k)</text:span></text:p>
            <text:p text:style-name="P2"><text:span text:style-name="T3">14. </text:span><text:span text:style-name="T3"><text:tab/></text:span><text:span text:style-name="T3"><text:tab/></text:span><text:span text:style-name="T3"><text:tab/></text:span><text:span text:style-name="T3">ug = m + 1;</text:span><text:span text:style-name="T3"><text:tab/></text:span><text:span text:style-name="T3"><text:tab/></text:span><text:span text:style-name="T3"><text:tab/></text:span><text:span text:style-name="T3">//d(ug), r(m)</text:span></text:p>
            <text:p text:style-name="P2"><text:span text:style-name="T3">15. </text:span><text:span text:style-name="T3"><text:tab/></text:span><text:span text:style-name="T3"><text:tab/></text:span><text:span text:style-name="T3">else</text:span></text:p>
            <text:p text:style-name="P2"><text:span text:style-name="T3">16. </text:span><text:span text:style-name="T3"><text:tab/></text:span><text:span text:style-name="T3"><text:tab/></text:span><text:span text:style-name="T3"><text:tab/></text:span><text:span text:style-name="T3">og = m – 1;</text:span><text:span text:style-name="T3"><text:tab/></text:span><text:span text:style-name="T3"><text:tab/></text:span><text:span text:style-name="T3"><text:tab/></text:span><text:span text:style-name="T3">//d(og), r(m)</text:span></text:p>
            <text:p text:style-name="P2"><text:span text:style-name="T3">17. </text:span><text:span text:style-name="T3"><text:tab/></text:span><text:span text:style-name="T3">}</text:span></text:p>
            <text:p text:style-name="P2"><text:span text:style-name="T3">18. return pos;</text:span><text:span text:style-name="T3"><text:tab/></text:span><text:span text:style-name="T3"><text:tab/></text:span><text:span text:style-name="T3"><text:tab/></text:span></text:p>
            <text:p text:style-name="P2"><text:span text:style-name="T3">19. }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6T20:05:53.65</meta:creation-date>
    <meta:editing-duration>PT56M17S</meta:editing-duration>
    <meta:editing-cycles>15</meta:editing-cycles>
    <dc:date>2012-08-26T21:42:01</dc:date>
    <meta:generator>LibreOffice/3.5$Linux_X86_64 LibreOffice_project/350m1$Build-2</meta:generator>
    <meta:document-statistic meta:object-count="51"/>
  </office:meta>
</office:document-meta>
</file>